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25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24-02-0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23-01-10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22-01-12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20-12-1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20-01-2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19-01-1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18-01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17-01-1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0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0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200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9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9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9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8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8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8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8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8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7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7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7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7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7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7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7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7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7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6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6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6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8201</text:p>
          </table:table-cell>
          <table:table-cell office:value-type="string" calcext:value-type="string">
            <text:p>City of Mathis</text:p>
          </table:table-cell>
          <table:table-cell office:value-type="string" calcext:value-type="string">
            <text:p>195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